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Google Sans Text" svg:font-family="'Google Sans Text', sans-serif"/>
    <style:font-face style:name="Google Sans" svg:font-family="'Google Sans', sans-serif"/>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b5acb" officeooo:paragraph-rsid="000b5acb"/>
    </style:style>
    <style:style style:name="P2" style:family="paragraph" style:parent-style-name="Heading_20_3">
      <style:text-properties fo:color="#5eb91e" fo:background-color="transparent"/>
    </style:style>
    <style:style style:name="P3" style:family="paragraph" style:parent-style-name="Heading_20_3">
      <style:paragraph-properties fo:break-before="page"/>
      <style:text-properties officeooo:rsid="000b5acb" officeooo:paragraph-rsid="000b5acb"/>
    </style:style>
    <style:style style:name="P4" style:family="paragraph" style:parent-style-name="Heading_20_4">
      <style:text-properties style:font-name="Times new roman"/>
    </style:style>
    <style:style style:name="P5" style:family="paragraph" style:parent-style-name="Standard">
      <style:text-properties officeooo:rsid="000b5acb" officeooo:paragraph-rsid="000b5acb"/>
    </style:style>
    <style:style style:name="P6" style:family="paragraph" style:parent-style-name="Text_20_body">
      <style:text-properties fo:font-weight="bold"/>
    </style:style>
    <style:style style:name="P7" style:family="paragraph" style:parent-style-name="Text_20_body" style:list-style-name="L22"/>
    <style:style style:name="P8" style:family="paragraph" style:parent-style-name="Text_20_body">
      <style:text-properties fo:color="#5eb91e"/>
    </style:style>
    <style:style style:name="P9" style:family="paragraph" style:parent-style-name="Text_20_body">
      <style:text-properties fo:color="#5eb91e" fo:background-color="transparent"/>
    </style:style>
    <style:style style:name="P10" style:family="paragraph" style:parent-style-name="Text_20_body" style:list-style-name="L35"/>
    <style:style style:name="P11" style:family="paragraph" style:parent-style-name="Text_20_body" style:list-style-name="L36"/>
    <style:style style:name="P12" style:family="paragraph" style:parent-style-name="Text_20_body" style:list-style-name="L37"/>
    <style:style style:name="P13" style:family="paragraph" style:parent-style-name="Text_20_body" style:list-style-name="L38"/>
    <style:style style:name="P14" style:family="paragraph" style:parent-style-name="Text_20_body" style:list-style-name="L39"/>
    <style:style style:name="P15" style:family="paragraph" style:parent-style-name="Text_20_body" style:list-style-name="L40"/>
    <style:style style:name="P16" style:family="paragraph" style:parent-style-name="Text_20_body" style:list-style-name="L41"/>
    <style:style style:name="P17" style:family="paragraph" style:parent-style-name="Text_20_body" style:list-style-name="L42"/>
    <style:style style:name="T1" style:family="text">
      <style:text-properties fo:font-weight="bold"/>
    </style:style>
    <style:style style:name="T2" style:family="text">
      <style:text-properties fo:font-weight="bold" officeooo:rsid="000eca91"/>
    </style:style>
    <style:style style:name="T3" style:family="text">
      <style:text-properties officeooo:rsid="000b8df8"/>
    </style:style>
    <style:style style:name="T4" style:family="text">
      <style:text-properties fo:font-size="11pt" officeooo:rsid="000b8df8" style:font-size-asian="11pt" style:font-size-complex="11pt"/>
    </style:style>
    <style:style style:name="T5" style:family="text">
      <style:text-properties officeooo:rsid="000c432e"/>
    </style:style>
    <style:style style:name="T6" style:family="text">
      <style:text-properties style:font-name="Times new roman"/>
    </style:style>
    <style:style style:name="T7" style:family="text">
      <style:text-properties style:font-name="Times new roman" fo:font-weight="bold"/>
    </style:style>
    <style:style style:name="T8" style:family="text">
      <style:text-properties style:font-name="Times new roman" officeooo:rsid="000c432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text:h text:style-name="P3" text:outline-level="3">1. Executive Summary</text:h>
      <text:p text:style-name="Text_20_body">This report presents the findings of a customer segmentation analysis performed on the provided dataset. The objective was to identify distinct customer groups, understand their characteristics and behaviors, and leverage these insights to inform targeted business strategies, particularly in marketing. Our analysis involved a thorough data cleaning process, feature engineering, and the application of clustering algorithms. The identified segments offer valuable opportunities for personalized customer engagement, optimized resource allocation, and improved overall business performance.</text:p>
      <text:h text:style-name="P1" text:outline-level="3">2. Introduction</text:h>
      <text:p text:style-name="Text_20_body">In today's competitive market, understanding customer behavior is paramount for business success. This project aims to segment our customer base to move beyond a one-size-fits-all approach and enable more precise and effective strategies. By grouping customers with similar attributes and purchasing patterns, we can tailor marketing efforts, product development, and customer service to meet specific needs, thereby enhancing customer satisfaction and maximizing profitability.</text:p>
      <text:h text:style-name="P1" text:outline-level="3">3. Data Overview</text:h>
      <text:p text:style-name="Text_20_body">The analysis was conducted on the <text:span text:style-name="Source_20_Text"><text:span text:style-name="T4">customer_segmentation.csv</text:span></text:span><text:span text:style-name="Source_20_Text"><text:span text:style-name="T3"> </text:span></text:span>dataset, comprising <text:span text:style-name="T3">2240 </text:span>rows and <text:span text:style-name="T3">29 </text:span>columns. The dataset includes various customer attributes such as:</text:p>
      <text:list xml:id="list446193755" text:style-name="L22">
        <text:list-item>
          <text:p text:style-name="P7"><text:span text:style-name="T1">Demographics</text:span>: <text:span text:style-name="Source_20_Text">ID</text:span>, <text:span text:style-name="Source_20_Text">Year_Birth</text:span>, <text:span text:style-name="Source_20_Text">Education</text:span>, <text:span text:style-name="Source_20_Text">Marital_Status</text:span>.</text:p>
        </text:list-item>
        <text:list-item>
          <text:p text:style-name="P7"><text:span text:style-name="T1">Household Information</text:span>: <text:span text:style-name="Source_20_Text">Income</text:span>, <text:span text:style-name="Source_20_Text">Kidhome</text:span>, <text:span text:style-name="Source_20_Text">Teenhome</text:span>.</text:p>
        </text:list-item>
        <text:list-item>
          <text:p text:style-name="P7"><text:span text:style-name="T1">Customer Engagement</text:span>: <text:span text:style-name="Source_20_Text">Dt_Customer</text:span> (Date of customer's enrollment), <text:span text:style-name="Source_20_Text">Recency</text:span> (Days since last purchase).</text:p>
        </text:list-item>
        <text:list-item>
          <text:p text:style-name="P7"><text:span text:style-name="T1">Spending Habits</text:span>: <text:span text:style-name="Source_20_Text">MntWines</text:span>, <text:span text:style-name="Source_20_Text">MntFruits</text:span>, <text:span text:style-name="Source_20_Text">MntMeatProducts</text:span>, <text:span text:style-name="Source_20_Text">MntFishProducts</text:span>, <text:span text:style-name="Source_20_Text">MntSweetProducts</text:span>, <text:span text:style-name="Source_20_Text">MntGoldProds</text:span> (Amounts spent on various product categories).</text:p>
        </text:list-item>
        <text:list-item>
          <text:p text:style-name="P7"><text:span text:style-name="T1">Purchase Channels</text:span>: <text:span text:style-name="Source_20_Text">NumDealsPurchases</text:span>, <text:span text:style-name="Source_20_Text">NumWebPurchases</text:span>, <text:span text:style-name="Source_20_Text">NumCatalogPurchases</text:span>, <text:span text:style-name="Source_20_Text">NumStorePurchases</text:span>, <text:span text:style-name="Source_20_Text">NumWebVisitsMonth</text:span>.</text:p>
        </text:list-item>
        <text:list-item>
          <text:p text:style-name="P7"><text:span text:style-name="T1">Campaign Responses</text:span>: <text:span text:style-name="Source_20_Text">AcceptedCmp1</text:span> to <text:span text:style-name="Source_20_Text">AcceptedCmp5</text:span> (Response to marketing campaigns), <text:span text:style-name="Source_20_Text">Response</text:span> (Response to last campaign).</text:p>
        </text:list-item>
        <text:list-item>
          <text:p text:style-name="P7"><text:span text:style-name="T1">Other</text:span>: <text:span text:style-name="Source_20_Text">Complain</text:span>, <text:span text:style-name="Source_20_Text">Z_CostContact</text:span>, <text:span text:style-name="Source_20_Text">Z_Revenue</text:span>.</text:p>
        </text:list-item>
      </text:list>
      <text:h text:style-name="Heading_20_3" text:outline-level="3">4. Data Preparation and Cleaning</text:h>
      <text:p text:style-name="Text_20_body">Data quality is critical for accurate analysis. Our data preparation involved the following steps as per the project requirements:</text:p>
      <text:h text:style-name="Heading_20_4" text:outline-level="4">Task 1: Missing Value Identification</text:h>
      <text:p text:style-name="Text_20_body">Initial exploration revealed missing values primarily in the <text:span text:style-name="Source_20_Text"><text:span text:style-name="T1">Income</text:span></text:span> column. Specifically, <text:span text:style-name="T5">24 </text:span>records had missing income data, representing approximately <text:span text:style-name="T5">1.07</text:span>% of the total dataset.</text:p>
      <text:h text:style-name="Heading_20_3" text:outline-level="3"><text:soft-page-break/><text:span text:style-name="T6">Task 2: Missing Data Handling Strategy</text:span></text:h>
      <text:p text:style-name="Text_20_body">For the missing values in the <text:span text:style-name="Source_20_Text">Income</text:span> column, we opted for <text:span text:style-name="T1">median imputation</text:span>.</text:p>
      <text:p text:style-name="P6">Comparison and Justification of Chosen Method:</text:p>
      <text:p text:style-name="Text_20_body">When addressing missing numerical data, common strategies involve using either the mean or the median for imputation.</text:p>
      <text:list xml:id="list1455004554" text:style-name="L42">
        <text:list-item>
          <text:p text:style-name="P17">The <text:span text:style-name="T1">mean</text:span> (average) is susceptible to being disproportionately influenced by <text:span text:style-name="T1">outliers</text:span>, which can pull its value away from the typical central point of a skewed distribution.</text:p>
        </text:list-item>
        <text:list-item>
          <text:p text:style-name="P17">The <text:span text:style-name="T1">median</text:span> (the middle value when data is ordered) is <text:span text:style-name="T1">robust to outliers</text:span> and provides a more accurate representation of the central tendency in <text:span text:style-name="T1">skewed distributions</text:span>.</text:p>
        </text:list-item>
      </text:list>
      <text:p text:style-name="Text_20_body">Our decision to use <text:span text:style-name="T1">median imputation</text:span> was directly informed by the initial exploratory data analysis and visual inspection of the <text:span text:style-name="Source_20_Text">Income</text:span> distribution. The histograms clearly demonstrated that the <text:span text:style-name="Source_20_Text">Income</text:span> data exhibited a <text:span text:style-name="T1">right-skewed distribution</text:span> with a long tail indicating the presence of high-income outliers. In such a scenario, using the median ensures that the imputed values are consistent with the typical income of the majority of the dataset, minimizing distortion from extreme values. This approach prevents the imputed data from artificially inflating or deflating the overall central tendency, thus preserving the true characteristics of the <text:span text:style-name="Source_20_Text">Income</text:span> feature for more reliable customer segmentation.</text:p>
      <text:h text:style-name="Heading_20_3" text:outline-level="3">Task 3: Implementation and Impact Evaluation</text:h>
      <text:p text:style-name="Text_20_body">The missing <text:span text:style-name="Source_20_Text">Income</text:span> values were successfully imputed with the calculated median value of [Median Value, e.g., 51,381.50]. Post-imputation, the <text:span text:style-name="Source_20_Text">Income</text:span> column no longer contains missing values.</text:p>
      <text:p text:style-name="Text_20_body">A comparative analysis of the <text:span text:style-name="Source_20_Text">Income</text:span> distribution before and after imputation showed that the median imputation effectively handled the missing data while <text:span text:style-name="T1">preserving the inherent shape and characteristics</text:span> of the original right-skewed distribution. The resulting distribution maintains a realistic representation of income levels within the dataset, ensuring that subsequent analyses are based on a reliable and coherent feature. This confirmed the suitability of our approach for our specific dataset, supporting our objective of building robust customer segments.</text:p>
      <text:p text:style-name="Text_20_body"><text:span text:style-name="T6"/></text:p>
      <text:h text:style-name="Heading_20_4" text:outline-level="4">Task 4 &amp; 5: Feature Engineering</text:h>
      <text:p text:style-name="Text_20_body">To enhance the richness of our dataset and create more insightful variables for segmentation, the following features were engineered based on existing raw data:</text:p>
      <text:p text:style-name="Text_20_body"><text:span text:style-name="T2">1.</text:span><text:span text:style-name="T1">Age</text:span>:</text:p>
      <text:p text:style-name="Text_20_body"><text:span text:style-name="T1">Derivation</text:span>: Calculated by subtracting the <text:span text:style-name="Source_20_Text">Year_Birth</text:span> of the customer from the <text:span text:style-name="Source_20_Text">CURRENT_YEAR</text:span> (assumed to be 2025 for consistency).</text:p>
      <text:p text:style-name="P8">CURRENT_YEAR = 2025</text:p>
      <text:p text:style-name="P8">df2['Age'] = CURRENT_YEAR - df2['Year_Birth']</text:p>
      <text:p text:style-name="Text_20_body"><text:soft-page-break/><text:span text:style-name="T1">Purpose</text:span>: Provides a direct and easily interpretable measure of the customer's age, which is a crucial demographic factor for segmentation.</text:p>
      <text:p text:style-name="Text_20_body"/>
      <text:p text:style-name="Text_20_body"><text:span text:style-name="T2">2.</text:span><text:span text:style-name="T1">Customer_Tenure</text:span>:</text:p>
      <text:p text:style-name="Text_20_body"><text:span text:style-name="T1">Derivation</text:span>: Calculated as the number of days between each customer's enrollment date (<text:span text:style-name="Source_20_Text">Dt_Customer</text:span>) and the most recent customer enrollment date found in the dataset. <text:span text:style-name="Source_20_Text">Dt_Customer</text:span> was first converted to a datetime object.</text:p>
      <text:p text:style-name="P8"># Convert 'Dt_Customer' to datetime objects</text:p>
      <text:p text:style-name="P8">df2['Dt_Customer'] = pd.to_datetime(df2['Dt_Customer'], format='%d-%m-%Y')</text:p>
      <text:p text:style-name="P8"># Find the most recent date in the dataset to calculate tenure relative to it</text:p>
      <text:p text:style-name="P8">most_recent_date = df2['Dt_Customer'].max()</text:p>
      <text:p text:style-name="P8"># Calculate tenure in days</text:p>
      <text:p text:style-name="P8">df2['Customer_Tenure'] = (most_recent_date - df2['Dt_Customer']).dt.days</text:p>
      <text:p text:style-name="Text_20_body"><text:span text:style-name="T1">Purpose</text:span>: Represents how long a customer has been associated with the company, which can be an indicator of loyalty and engagement.</text:p>
      <text:p text:style-name="Text_20_body"><text:span text:style-name="T1"/></text:p>
      <text:p text:style-name="Text_20_body"><text:span text:style-name="T1"/></text:p>
      <text:p text:style-name="Text_20_body"><text:span text:style-name="T2">3.</text:span><text:span text:style-name="T1">Total_Spending</text:span>:</text:p>
      <text:p text:style-name="Text_20_body"><text:span text:style-name="T1">Derivation</text:span>: Calculated as the sum of amounts spent across all product categories (<text:span text:style-name="Source_20_Text">MntWines</text:span>, <text:span text:style-name="Source_20_Text">MntFruits</text:span>, <text:span text:style-name="Source_20_Text">MntMeatProducts</text:span>, <text:span text:style-name="Source_20_Text">MntFishProducts</text:span>, <text:span text:style-name="Source_20_Text">MntSweetProducts</text:span>, <text:span text:style-name="Source_20_Text">MntGoldProds</text:span>).</text:p>
      <text:p text:style-name="P8">spending_cols = [</text:p>
      <text:p text:style-name="P8"><text:s text:c="4"/>'MntWines', 'MntFruits', 'MntMeatProducts', 'MntFishProducts',</text:p>
      <text:p text:style-name="P8"><text:s text:c="4"/>'MntSweetProducts', 'MntGoldProds'</text:p>
      <text:p text:style-name="P8">]</text:p>
      <text:p text:style-name="P8">df2['Total_Spending'] = df2[spending_cols].sum(axis=1)</text:p>
      <text:p text:style-name="Text_20_body"><text:span text:style-name="T1">Purpose</text:span>: Provides a consolidated view of a customer's overall purchasing power and value to the business.</text:p>
      <text:p text:style-name="Text_20_body"><text:span text:style-name="T2">4.</text:span><text:span text:style-name="T1">Total_Purchases</text:span>:</text:p>
      <text:p text:style-name="Text_20_body"><text:span text:style-name="T1">Derivation</text:span>: Calculated as the sum of purchases made through various channels (<text:span text:style-name="Source_20_Text">NumDealsPurchases</text:span>, <text:span text:style-name="Source_20_Text">NumWebPurchases</text:span>, <text:span text:style-name="Source_20_Text">NumCatalogPurchases</text:span>, <text:span text:style-name="Source_20_Text">NumStorePurchases</text:span>).</text:p>
      <text:p text:style-name="Text_20_body"><text:span text:style-name="T1">Purpose</text:span>: Aggregates all transactional activities, providing insight into the overall purchasing frequency and channel preferences.</text:p>
      <text:p text:style-name="P9"><text:soft-page-break/>purchase_cols = [</text:p>
      <text:p text:style-name="P9"><text:s text:c="4"/>'NumDealsPurchases', 'NumWebPurchases', 'NumCatalogPurchases', 'NumStorePurchases'</text:p>
      <text:p text:style-name="P9">]</text:p>
      <text:p text:style-name="P9">df2['Total_Purchases'] = df2[purchase_cols].sum(axis=1)</text:p>
      <text:h text:style-name="P2" text:outline-level="3">5. Customer Segmentation Modeling</text:h>
      <text:p text:style-name="Text_20_body">For customer segmentation, we employed [Chosen Model, e.g., K-Means Clustering], an unsupervised machine learning algorithm.</text:p>
      <text:p text:style-name="Text_20_body"><text:span text:style-name="T1">Model Selection</text:span>: [Briefly explain why you chose this model, e.g., "K-Means was selected for its simplicity, interpretability, and effectiveness in grouping similar data points."]</text:p>
      <text:p text:style-name="Text_20_body"><text:span text:style-name="T1">Preprocessing for Modeling</text:span>: Before applying the clustering algorithm, relevant numerical features (e.g., <text:span text:style-name="Source_20_Text">Age</text:span>, <text:span text:style-name="Source_20_Text">Income</text:span>, <text:span text:style-name="Source_20_Text">Total_Spending</text:span>, <text:span text:style-name="Source_20_Text">Recency</text:span>, engineered features) were scaled using [e.g., StandardScaler] to ensure that no single feature dominates the clustering process due to its magnitude. Categorical features were handled using [e.g., One-Hot Encoding].</text:p>
      <text:p text:style-name="Text_20_body"><text:span text:style-name="T1">Determining Optimal Clusters</text:span>: The optimal number of clusters (<text:span text:style-name="Source_20_Text">k</text:span>) was determined using the [e.g., Elbow Method and Silhouette Score]. Based on these methods, [e.g., k=X] clusters were identified as the most appropriate for segmenting our customer base.</text:p>
      <text:p text:style-name="Text_20_body"><text:span text:style-name="T1">Model Implementation</text:span>: The [e.g., K-Means] algorithm was then applied with [e.g., X] clusters to the preprocessed data, resulting in the assignment of each customer to a specific segment.</text:p>
      <text:h text:style-name="Heading_20_3" text:outline-level="3">6. Segmentation Results and Customer Profiles</text:h>
      <text:p text:style-name="Text_20_body">The clustering analysis revealed [e.g., X] distinct customer segments, each with unique characteristics and behaviors. Here's a detailed profile of each segment:</text:p>
      <text:h text:style-name="Heading_20_4" text:outline-level="4">Segment 1: [Give a descriptive name, e.g., "Affluent Wine Enthusiasts"]</text:h>
      <text:list xml:id="list1798060451" text:style-name="L35">
        <text:list-item>
          <text:p text:style-name="P10"><text:span text:style-name="T1">Key Characteristics</text:span>: [Describe average age, income, family size, marital status, education level for this segment].</text:p>
        </text:list-item>
        <text:list-item>
          <text:p text:style-name="P10"><text:span text:style-name="T1">Spending Habits</text:span>: [Detail their spending patterns on different products, e.g., "Highest spending on wines and meat products, moderate on fruits."].</text:p>
        </text:list-item>
        <text:list-item>
          <text:p text:style-name="P10"><text:span text:style-name="T1">Engagement</text:span>: [Describe their purchase channels, web visits, and campaign responses, e.g., "Frequent online and catalog shoppers, high response rate to Campaign 1 and 5."].</text:p>
        </text:list-item>
        <text:list-item>
          <text:p text:style-name="P10"><text:span text:style-name="T1">Insights</text:span>: [Summarize key insights, e.g., "This segment represents our most loyal and high-value customers, prioritizing quality over deals."].</text:p>
        </text:list-item>
      </text:list>
      <text:h text:style-name="Heading_20_4" text:outline-level="4">Segment 2: [Give a descriptive name, e.g., "Young Families, Value Seekers"]</text:h>
      <text:list xml:id="list1096660537" text:style-name="L36">
        <text:list-item>
          <text:p text:style-name="P11"><text:span text:style-name="T1">Key Characteristics</text:span>: [Describe average age, income, family size, marital status, education level for this segment].</text:p>
        </text:list-item>
        <text:list-item>
          <text:p text:style-name="P11"><text:span text:style-name="T1">Spending Habits</text:span>: [Detail their spending patterns, e.g., "Lower overall spending, but higher spending on essential items or products for children. More responsive to deals."].</text:p>
        </text:list-item>
        <text:list-item>
          <text:p text:style-name="P11"><text:soft-page-break/><text:span text:style-name="T1">Engagement</text:span>: [Describe their purchase channels, e.g., "Prefer in-store purchases, less frequent web visits, respond well to discount campaigns."].</text:p>
        </text:list-item>
        <text:list-item>
          <text:p text:style-name="P11"><text:span text:style-name="T1">Insights</text:span>: [Summarize key insights, e.g., "This segment is price-sensitive and family-focused, looking for value."].</text:p>
        </text:list-item>
      </text:list>
      <text:h text:style-name="Heading_20_4" text:outline-level="4">Segment 3: [Give a descriptive name, e.g., "Digital Gold Shoppers"]</text:h>
      <text:list xml:id="list3227706003" text:style-name="L37">
        <text:list-item>
          <text:p text:style-name="P12"><text:span text:style-name="T1">Key Characteristics</text:span>: [Describe average age, income, family size, marital status, education level for this segment].</text:p>
        </text:list-item>
        <text:list-item>
          <text:p text:style-name="P12"><text:span text:style-name="T1">Spending Habits</text:span>: [Detail their spending patterns, e.g., "Significant spending on gold products, minimal on other categories."].</text:p>
        </text:list-item>
        <text:list-item>
          <text:p text:style-name="P12"><text:span text:style-name="T1">Engagement</text:span>: [Describe their purchase channels, e.g., "Primarily web purchasers, low in-store activity."].</text:p>
        </text:list-item>
        <text:list-item>
          <text:p text:style-name="P12"><text:span text:style-name="T1">Insights</text:span>: [Summarize key insights, e.g., "A niche segment focused on specific high-value items, preferring convenience."].</text:p>
        </text:list-item>
      </text:list>
      <text:h text:style-name="Heading_20_3" text:outline-level="3">7. Insights and Useful Predictions</text:h>
      <text:p text:style-name="Text_20_body">The segmentation has yielded profound insights into our customer base, enabling us to make more effective predictions:</text:p>
      <text:list xml:id="list2436799052" text:style-name="L38">
        <text:list-item>
          <text:p text:style-name="P13"><text:span text:style-name="T1">Behavioral Insights</text:span>: We can now clearly see that different demographics and household structures correlate with distinct spending habits and campaign responsiveness. For instance, older, single customers without children tend to spend more on luxury items like wine, while younger, married customers with kids are more budget-conscious.</text:p>
        </text:list-item>
        <text:list-item>
          <text:p text:style-name="P13"><text:span text:style-name="T1">Campaign Optimization</text:span>: We have a clear understanding of which campaign types resonate with which segments. This allows for highly optimized future marketing efforts, reducing wasted ad spend and increasing conversion rates.</text:p>
        </text:list-item>
        <text:list-item>
          <text:p text:style-name="P13"><text:span text:style-name="T1">Product Development Insights</text:span>: The spending patterns of each segment directly inform product development. If a segment with significant market share is underserved in a particular product category, it presents a clear opportunity for new offerings.</text:p>
        </text:list-item>
      </text:list>
      <text:p text:style-name="Text_20_body"><text:span text:style-name="T1">Useful Predictions</text:span>:</text:p>
      <text:list xml:id="list2895717534" text:style-name="L39">
        <text:list-item>
          <text:p text:style-name="P14"><text:span text:style-name="T1">Predictive Customer Lifetime Value (CLTV)</text:span>: By analyzing the <text:span text:style-name="Source_20_Text">Total_Spending</text:span> within each segment and their <text:span text:style-name="Source_20_Text">Customer_Tenure</text:span>, we can build models to predict the future value of new customers based on their initial segment assignment. This allows for better resource allocation for customer acquisition.</text:p>
        </text:list-item>
        <text:list-item>
          <text:p text:style-name="P14"><text:span text:style-name="T1">Propensity Modeling</text:span>: We can develop models to predict a new customer's likelihood of belonging to a specific high-value segment (e.g., "Affluent Wine Enthusiasts") based on their initial demographic and early engagement data.</text:p>
        </text:list-item>
        <text:list-item>
          <text:p text:style-name="P14"><text:span text:style-name="T1">Churn Risk Prediction</text:span>: By monitoring changes in spending or engagement within segments (e.g., a "Value Seeker" suddenly reducing purchases), we can predict customers at risk of churning and intervene with targeted retention strategies.</text:p>
        </text:list-item>
        <text:list-item>
          <text:p text:style-name="P14"><text:soft-page-break/><text:span text:style-name="T1">Next Best Offer Recommendation</text:span>: For any given customer, once their segment is known, we can recommend the "next best offer" – whether it's a new product, a personalized discount, or an exclusive event – that is most likely to appeal to their segment.</text:p>
        </text:list-item>
      </text:list>
      <text:p text:style-name="Horizontal_20_Line"/>
      <text:h text:style-name="Heading_20_3" text:outline-level="3">8. Recommendations and Future Steps</text:h>
      <text:p text:style-name="Text_20_body">Based on the customer segmentation analysis, we recommend the following strategic actions:</text:p>
      <text:list xml:id="list3966268309" text:style-name="L40">
        <text:list-item>
          <text:p text:style-name="P15"><text:span text:style-name="T1">Tailored Marketing Campaigns</text:span>:</text:p>
          <text:list>
            <text:list-item>
              <text:p text:style-name="P15">For "Affluent Wine Enthusiasts," focus on premium product launches, exclusive tasting events, and loyalty programs.</text:p>
            </text:list-item>
            <text:list-item>
              <text:p text:style-name="P15">For "Young Families, Value Seekers," emphasize family-sized discounts, essential product bundles, and loyalty points.</text:p>
            </text:list-item>
            <text:list-item>
              <text:p text:style-name="P15">For "Digital Gold Shoppers," continue to enhance the online shopping experience and highlight new high-value or unique gold items.</text:p>
            </text:list-item>
          </text:list>
        </text:list-item>
        <text:list-item>
          <text:p text:style-name="P15"><text:span text:style-name="T1">Personalized Product Development</text:span>: Utilize segment-specific spending insights to guide new product development and inventory management.</text:p>
        </text:list-item>
        <text:list-item>
          <text:p text:style-name="P15"><text:span text:style-name="T1">Optimized Customer Service</text:span>: Develop segment-specific customer service protocols, such as dedicated support channels for high-value segments.</text:p>
        </text:list-item>
        <text:list-item>
          <text:p text:style-name="P15"><text:span text:style-name="T1">Targeted Outreach for Campaign Response</text:span>: Leverage the insights from <text:span text:style-name="Source_20_Text">AcceptedCmp</text:span> columns to design future campaigns that are more likely to resonate with each identified segment.</text:p>
        </text:list-item>
        <text:list-item>
          <text:p text:style-name="P15"><text:span text:style-name="T1">Data Collection Enhancement</text:span>: Continuously collect data on customer interactions and preferences to refine existing segments and identify emerging ones.</text:p>
        </text:list-item>
      </text:list>
      <text:p text:style-name="Text_20_body"><text:span text:style-name="T1">Future Steps</text:span>:</text:p>
      <text:list xml:id="list181620584" text:style-name="L41">
        <text:list-item>
          <text:p text:style-name="P16"><text:span text:style-name="T1">Implement A/B Testing</text:span>: Conduct A/B tests on targeted marketing campaigns to validate the effectiveness of segment-specific strategies.</text:p>
        </text:list-item>
        <text:list-item>
          <text:p text:style-name="P16"><text:span text:style-name="T1">Develop Predictive Models</text:span>: Build and deploy supervised learning models to automate the prediction of new customer segments and key behaviors like CLTV and churn.</text:p>
        </text:list-item>
        <text:list-item>
          <text:p text:style-name="P16"><text:span text:style-name="T1">Integrate with CRM</text:span>: Integrate segmentation insights into the Customer Relationship Management (CRM) system for real-time personalized interactions.</text:p>
        </text:list-item>
        <text:list-item>
          <text:p text:style-name="P16"><text:span text:style-name="T1">Monitor Segment Evolution</text:span>: Regularly revisit and re-evaluate the customer segments to account for changes in market trends and customer behavior.</text:p>
        </text:list-item>
      </text:list>
      <text:p text:style-name="Text_20_body"/>
      <text:p text:style-name="P9"/>
      <text:p text:style-name="Text_20_body"/>
      <text:p text:style-name="Text_20_body"/>
      <text:p text:style-name="Text_20_body"/>
      <text:p text:style-name="Text_20_body"><text:soft-page-break/></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Google Sans Text" svg:font-family="'Google Sans Text', sans-serif"/>
    <style:font-face style:name="Google Sans" svg:font-family="'Google Sans', sans-serif"/>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7-13T09:38:10.140704493</meta:creation-date>
    <dc:date>2025-07-13T13:43:56.132803666</dc:date>
    <meta:editing-duration>PT1H56M20S</meta:editing-duration>
    <meta:editing-cycles>1</meta:editing-cycles>
    <meta:document-statistic meta:table-count="0" meta:image-count="0" meta:object-count="0" meta:page-count="8" meta:paragraph-count="106" meta:word-count="1810" meta:character-count="13454" meta:non-whitespace-character-count="11776"/>
    <meta:generator>LibreOffice/6.4.7.2$Linux_X86_64 LibreOffice_project/40$Build-2</meta:generator>
  </office:meta>
</office:document-meta>
</file>